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10" style:family="graphic" style:parent-style-name="standard">
      <style:graphic-properties draw:stroke="none" svg:stroke-color="#000000" draw:fill="none" draw:fill-color="#ffffff" fo:min-height="0.4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15cm" svg:height="1.9cm" svg:x="6.785cm" svg:y="11.4cm">
          <text:p text:style-name="P1"><text:span text:style-name="T1">Ancillary</text:span></text:p>
        </draw:rect>
        <draw:rect draw:style-name="gr2" draw:text-style-name="P1" draw:layer="layout" svg:width="1.557cm" svg:height="1.876cm" svg:x="4.043cm" svg:y="11.424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1.6cm" svg:height="1.9cm" svg:x="1.4cm" svg:y="11.4cm">
          <text:p text:style-name="P1"><text:span text:style-name="T1">IC7100</text:span></text:p>
        </draw:rect>
        <draw:custom-shape draw:style-name="gr5" draw:text-style-name="P1" draw:layer="layout" svg:width="1.4cm" svg:height="1.4cm" svg:x="1.7cm" svg:y="8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0.4cm" svg:height="0.4cm" svg:x="1.8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0.4cm" svg:height="0.4cm" svg:x="2.6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4cm" svg:height="0.4cm" svg:x="2.2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1.498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2.298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1.898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4.1cm" svg:y="6.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2" draw:id="id22" draw:layer="layout" svg:width="0.4cm" svg:height="0.4cm" svg:x="4.2cm" svg:y="6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5cm" svg:y="6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4cm" svg:height="0.4cm" svg:x="4.6cm" svg:y="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81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4cm" svg:height="0.4cm" svg:x="6.91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7.71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4cm" svg:height="0.4cm" svg:x="7.31cm" svg:y="8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7cm" svg:height="0.806cm" svg:x="1.2cm" svg:y="2.6cm">
          <draw:text-box>
            <text:p><text:span text:style-name="T2">1</text:span></text:p>
          </draw:text-box>
        </draw:frame>
        <draw:custom-shape draw:style-name="gr8" draw:text-style-name="P1" xml:id="id3" draw:id="id3" draw:layer="layout" svg:width="0.8cm" svg:height="0.512cm" svg:x="1.2cm" svg:y="10.6cm">
          <text:p text:style-name="P1"><text:span text:style-name="T3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3.1cm" svg:height="0.624cm" svg:x="5.4cm" svg:y="1.2cm">
          <draw:text-box>
            <text:p text:style-name="P2"><text:span text:style-name="T4">2/4/6/70 Colinear</text:span></text:p>
          </draw:text-box>
        </draw:frame>
        <draw:custom-shape draw:style-name="gr8" draw:text-style-name="P1" xml:id="id10" draw:id="id10" draw:layer="layout" svg:width="0.8cm" svg:height="0.612cm" svg:x="2.1cm" svg:y="1.8cm">
          <text:p text:style-name="P1"><text:span text:style-name="T3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6" draw:id="id16" draw:layer="layout" svg:width="0.8cm" svg:height="0.612cm" svg:x="6.6cm" svg:y="1.9cm">
          <text:p text:style-name="P1"><text:span text:style-name="T3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1cm" svg:height="0.676cm" svg:x="1.5cm" svg:y="1.124cm">
          <draw:text-box>
            <text:p><text:span text:style-name="T4">80-10 EFD</text:span></text:p>
          </draw:text-box>
        </draw:frame>
        <draw:custom-shape draw:style-name="gr8" draw:text-style-name="P1" xml:id="id5" draw:id="id5" draw:layer="layout" svg:width="0.8cm" svg:height="0.512cm" svg:x="2.4cm" svg:y="10.588cm">
          <text:p text:style-name="P1"><text:span text:style-name="T3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" draw:id="id1" draw:layer="layout" svg:width="0.8cm" svg:height="0.512cm" svg:x="7.1cm" svg:y="10.6cm">
          <text:p text:style-name="P1"><text:span text:style-name="T3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9" draw:id="id19" draw:layer="layout" svg:width="0.8cm" svg:height="0.512cm" svg:x="4.4cm" svg:y="10.588cm">
          <text:p text:style-name="P1"><text:span text:style-name="T3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1.4cm" svg:x="1.8cm" svg:y="2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3" draw:id="id23" draw:layer="layout" svg:width="0.4cm" svg:height="0.4cm" svg:x="1.9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0.4cm" svg:height="0.4cm" svg:x="2.7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4cm" svg:height="0.4cm" svg:x="2.3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1.499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2.299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1.899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3cm" svg:y="2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0.4cm" svg:height="0.4cm" svg:x="6.4cm" svg:y="3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4" draw:id="id14" draw:layer="layout" svg:width="0.4cm" svg:height="0.4cm" svg:x="7.2cm" svg:y="3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0.4cm" svg:height="0.4cm" svg:x="6.8cm" svg:y="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5cm" svg:y1="10.6cm" svg:x2="7.51cm" svg:y2="9.2cm" draw:start-shape="id1" draw:start-glue-point="0" draw:end-shape="id2" draw:end-glue-point="4" svg:d="M7500 10600v-700h10v-700">
          <text:p/>
        </draw:connector>
        <draw:connector draw:style-name="gr3" draw:text-style-name="P1" draw:layer="layout" svg:x1="1.6cm" svg:y1="10.6cm" svg:x2="2cm" svg:y2="9.9cm" draw:start-shape="id3" draw:start-glue-point="0" draw:end-shape="id4" draw:end-glue-point="8" svg:d="M1600 10600v-350h400v-350">
          <text:p/>
        </draw:connector>
        <draw:connector draw:style-name="gr3" draw:text-style-name="P1" draw:layer="layout" svg:x1="2.8cm" svg:y1="10.588cm" svg:x2="2.8cm" svg:y2="9.9cm" draw:start-shape="id5" draw:start-glue-point="0" draw:end-shape="id6" draw:end-glue-point="8" svg:d="M2800 10588v-688">
          <text:p/>
        </draw:connector>
        <draw:connector draw:style-name="gr3" draw:text-style-name="P1" draw:layer="layout" draw:line-skew="-0.2cm" svg:x1="2.4cm" svg:y1="8.7cm" svg:x2="4.8cm" svg:y2="7.5cm" draw:start-shape="id7" draw:start-glue-point="4" draw:end-shape="id8" draw:end-glue-point="4" svg:d="M2400 8700v-800h2400v-400">
          <text:p/>
        </draw:connector>
        <draw:connector draw:style-name="gr3" draw:text-style-name="P1" draw:layer="layout" svg:x1="2.5cm" svg:y1="2.8cm" svg:x2="2.5cm" svg:y2="2.412cm" draw:start-shape="id9" draw:start-glue-point="4" draw:end-shape="id10" draw:end-glue-point="2" svg:d="M2500 2800v-388">
          <text:p/>
        </draw:connector>
        <draw:connector draw:style-name="gr3" draw:text-style-name="P1" draw:layer="layout" draw:line-skew="-1.45cm" svg:x1="7.11cm" svg:y1="8cm" svg:x2="2.9cm" svg:y2="4cm" draw:start-shape="id11" draw:start-glue-point="8" draw:end-shape="id12" draw:end-glue-point="8" svg:d="M7110 8000v-3450h-4210v-550">
          <text:p/>
        </draw:connector>
        <draw:connector draw:style-name="gr3" draw:text-style-name="P1" draw:layer="layout" svg:x1="7.91cm" svg:y1="8cm" svg:x2="7.4cm" svg:y2="4.1cm" draw:start-shape="id13" draw:start-glue-point="8" draw:end-shape="id14" draw:end-glue-point="8" svg:d="M7910 8000v-1950h-510v-1950">
          <text:p/>
        </draw:connector>
        <draw:connector draw:style-name="gr3" draw:text-style-name="P1" draw:layer="layout" svg:x1="7cm" svg:y1="2.9cm" svg:x2="7cm" svg:y2="2.512cm" draw:start-shape="id15" draw:start-glue-point="4" draw:end-shape="id16" draw:end-glue-point="2" svg:d="M7000 2900v-388">
          <text:p/>
        </draw:connector>
        <draw:connector draw:style-name="gr3" draw:text-style-name="P1" draw:layer="layout" svg:x1="5.4cm" svg:y1="6.501cm" svg:x2="6.6cm" svg:y2="4.1cm" draw:start-shape="id17" draw:start-glue-point="10" draw:end-shape="id18" draw:end-glue-point="8" svg:d="M5400 6501h1200v-2401">
          <text:p/>
        </draw:connector>
        <draw:custom-shape draw:style-name="gr5" draw:text-style-name="P1" draw:layer="layout" svg:width="1.4cm" svg:height="1.4cm" svg:x="1.4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0.4cm" svg:height="0.4cm" svg:x="1.5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1" draw:id="id21" draw:layer="layout" svg:width="0.4cm" svg:height="0.4cm" svg:x="2.3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0.4cm" svg:height="0.4cm" svg:x="1.9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0.777cm" svg:height="0.806cm" svg:x="0.802cm" svg:y="4.6cm">
          <draw:text-box>
            <text:p><text:span text:style-name="T2">3</text:span></text:p>
          </draw:text-box>
        </draw:frame>
        <draw:frame draw:style-name="gr12" draw:layer="layout" svg:width="0.7cm" svg:height="0.806cm" svg:x="5.7cm" svg:y="2.7cm">
          <draw:text-box>
            <text:p><text:span text:style-name="T2">2</text:span></text:p>
          </draw:text-box>
        </draw:frame>
        <draw:frame draw:style-name="gr13" draw:layer="layout" svg:width="0.7cm" svg:height="0.806cm" svg:x="3.4cm" svg:y="6.9cm">
          <draw:text-box>
            <text:p><text:span text:style-name="T2">4</text:span></text:p>
          </draw:text-box>
        </draw:frame>
        <draw:frame draw:style-name="gr14" draw:layer="layout" svg:width="0.7cm" svg:height="0.806cm" svg:x="1cm" svg:y="8.5cm">
          <draw:text-box>
            <text:p><text:span text:style-name="T2">5</text:span></text:p>
          </draw:text-box>
        </draw:frame>
        <draw:frame draw:style-name="gr14" draw:layer="layout" svg:width="0.7cm" svg:height="0.806cm" svg:x="6.2cm" svg:y="8.7cm">
          <draw:text-box>
            <text:p><text:span text:style-name="T2">6</text:span></text:p>
          </draw:text-box>
        </draw:frame>
        <draw:connector draw:style-name="gr3" draw:text-style-name="P1" draw:layer="layout" svg:x1="4.8cm" svg:y1="10.588cm" svg:x2="1.7cm" svg:y2="5.9cm" draw:start-shape="id19" draw:start-glue-point="0" draw:end-shape="id20" draw:end-glue-point="8" svg:d="M4800 10588v-2344h-3100v-2344">
          <text:p/>
        </draw:connector>
        <draw:connector draw:style-name="gr3" draw:text-style-name="P1" draw:layer="layout" svg:x1="2.5cm" svg:y1="5.9cm" svg:x2="4.2cm" svg:y2="6.501cm" draw:start-shape="id21" draw:start-glue-point="8" draw:end-shape="id22" draw:end-glue-point="6" svg:d="M2500 5900v601h1700">
          <text:p/>
        </draw:connector>
        <draw:connector draw:style-name="gr3" draw:text-style-name="P1" draw:layer="layout" svg:x1="2.1cm" svg:y1="4cm" svg:x2="2.1cm" svg:y2="4.7cm" draw:start-shape="id23" draw:start-glue-point="8" draw:end-shape="id24" draw:end-glue-point="4" svg:d="M2100 4000v700">
          <text:p/>
        </draw:connector>
        <draw:frame draw:style-name="gr15" draw:text-style-name="P5" draw:layer="layout" svg:width="1.01cm" svg:height="0.64cm" svg:x="0.89cm" svg:y="9.4cm">
          <draw:text-box>
            <text:p><text:span text:style-name="T5">NC</text:span></text:p>
          </draw:text-box>
        </draw:frame>
        <draw:frame draw:style-name="gr14" draw:text-style-name="P5" draw:layer="layout" svg:width="1.1cm" svg:height="0.64cm" svg:x="3.3cm" svg:y="5.86cm">
          <draw:text-box>
            <text:p><text:span text:style-name="T5">NC</text:span></text:p>
          </draw:text-box>
        </draw:frame>
        <draw:frame draw:style-name="gr15" draw:text-style-name="P5" draw:layer="layout" svg:width="1.01cm" svg:height="0.64cm" svg:x="2.6cm" svg:y="5.46cm">
          <draw:text-box>
            <text:p><text:span text:style-name="T5">NC</text:span></text:p>
          </draw:text-box>
        </draw:frame>
        <draw:frame draw:style-name="gr7" draw:text-style-name="P5" draw:layer="layout" svg:width="1.01cm" svg:height="0.64cm" svg:x="1cm" svg:y="3.5cm">
          <draw:text-box>
            <text:p><text:span text:style-name="T5">NC</text:span></text:p>
          </draw:text-box>
        </draw:frame>
        <draw:frame draw:style-name="gr16" draw:text-style-name="P5" draw:layer="layout" svg:width="1.01cm" svg:height="0.64cm" svg:x="8cm" svg:y="7.9cm">
          <draw:text-box>
            <text:p><text:span text:style-name="T5">NC</text:span></text:p>
          </draw:text-box>
        </draw:frame>
        <draw:frame draw:style-name="gr15" draw:text-style-name="P5" draw:layer="layout" svg:width="1.01cm" svg:height="0.64cm" svg:x="7.5cm" svg:y="3.66cm">
          <draw:text-box>
            <text:p><text:span text:style-name="T5">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9-05-31T09:02:51.80</dc:date>
    <dc:creator>Bob Cowdery</dc:creator>
    <meta:editing-duration>PT3H15M52S</meta:editing-duration>
    <meta:editing-cycles>18</meta:editing-cycles>
    <meta:generator>OpenOffice/4.1.2$Win32 OpenOffice.org_project/412m3$Build-9782</meta:generator>
    <meta:document-statistic meta:object-count="67"/>
  </office:meta>
</office:document-meta>
</file>